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Listener.parseJarResources( Catalog catalog , ServletContext context , ConfigParser parser , Log lo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hainListener.translat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inListener.contextDestroyed( ServletContex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inListener.contextInitialized( ServletContextEvent ev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ChainListener.parseJarResources( ServletContext context , ConfigParser parser , Log lo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